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normal" fo:font-weight="normal" officeooo:rsid="0013c592" officeooo:paragraph-rsid="0009e689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tyle="normal" fo:font-weight="normal" officeooo:rsid="0013c592" officeooo:paragraph-rsid="000a707c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tyle="normal" fo:font-weight="normal" officeooo:rsid="0013791c" officeooo:paragraph-rsid="0009e689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normal" fo:font-weight="normal" officeooo:rsid="0009e689" officeooo:paragraph-rsid="0009e689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normal" fo:font-weight="normal" officeooo:rsid="000a707c" officeooo:paragraph-rsid="000a707c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fo:font-weight="normal" officeooo:rsid="000af3b9" officeooo:paragraph-rsid="000af3b9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fo:font-weight="normal" officeooo:rsid="000af3b9" officeooo:paragraph-rsid="000cbb34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fo:font-weight="normal" officeooo:rsid="000cbb34" officeooo:paragraph-rsid="000cbb34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bold" officeooo:rsid="0013791c" officeooo:paragraph-rsid="0009e689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bold" officeooo:rsid="0009e689" officeooo:paragraph-rsid="0009e689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bold" officeooo:rsid="000af3b9" officeooo:paragraph-rsid="000af3b9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italic" fo:font-weight="normal" officeooo:rsid="0013791c" officeooo:paragraph-rsid="0009e689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italic" fo:font-weight="normal" officeooo:rsid="0009e689" officeooo:paragraph-rsid="0009e689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italic" fo:font-weight="normal" officeooo:rsid="000af3b9" officeooo:paragraph-rsid="000af3b9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urier" fo:font-style="normal" fo:font-weight="normal" officeooo:rsid="0013c592" officeooo:paragraph-rsid="0009e689" style:font-style-asian="normal" style:font-weight-asian="normal" style:font-style-complex="normal" style:font-weight-complex="normal"/>
    </style:style>
    <style:style style:name="T1" style:family="text">
      <style:text-properties officeooo:rsid="001cc6e6"/>
    </style:style>
    <style:style style:name="T2" style:family="text">
      <style:text-properties officeooo:rsid="0009e689"/>
    </style:style>
    <style:style style:name="T3" style:family="text">
      <style:text-properties officeooo:rsid="000af3b9"/>
    </style:style>
    <style:style style:name="T4" style:family="text">
      <style:text-properties officeooo:rsid="000cbb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XERCÍCIOS – GARBAGE COLLECTOR</text:p>
      <text:p text:style-name="P9"/>
      <text:p text:style-name="P9">Exercício <text:span text:style-name="T2">1</text:span></text:p>
      <text:p text:style-name="P12">O<text:span text:style-name="T2">bjetivo: entender o processo de atribuição por referência</text:span></text:p>
      <text:p text:style-name="P3"/>
      <text:p text:style-name="P1">Quando lidamos com dados muito grandes (por exemplo, matrizes), operações de atribuição podem ser mais rápidas se a cópia de uma variável para outra for implementada usando somente a cópia do ponteiro para o espaço de dados. Em Python, isso pode levar a situações como esta:</text:p>
      <text:p text:style-name="P1"/>
      <text:p text:style-name="P1">&gt;&gt;&gt; A = [1, 2, 3, 4, 5]</text:p>
      <text:p text:style-name="P1">&gt;&gt;&gt; B = A</text:p>
      <text:p text:style-name="P1">&gt;&gt;&gt; A[0] = 4</text:p>
      <text:p text:style-name="P1">&gt;&gt;&gt; B</text:p>
      <text:p text:style-name="P1">[4, 2, 3, 4, 5]</text:p>
      <text:p text:style-name="P1"/>
      <text:p text:style-name="P4">Na segunda linha, a atribuição de A para B não causou a replicação da lista de valores. Ao invés disso, B passou a conter um ponteiro para os dados anteriormente representados por A.</text:p>
      <text:p text:style-name="P4"/>
      <text:p text:style-name="P4">Qual será o resultado da execução, em Python, de: </text:p>
      <text:p text:style-name="P15">A = [1, 2, 3, 4, 5]</text:p>
      <text:p text:style-name="P15">B = A</text:p>
      <text:p text:style-name="P15"><text:span text:style-name="T2">B</text:span>[0] = <text:span text:style-name="T2">90</text:span></text:p>
      <text:p text:style-name="P15"><text:span text:style-name="T2">A</text:span></text:p>
      <text:p text:style-name="P9"/>
      <text:p text:style-name="P9">Exercício <text:span text:style-name="T2">2</text:span></text:p>
      <text:p text:style-name="P12">Objetivo: entender o processo de contagem de referências</text:p>
      <text:p text:style-name="P3"/>
      <text:p text:style-name="P1">a) O código abaixo inicia com <text:s/>atribuição de uma lista para A. Nele, após cada linha, anote quantas variáveis contém ponteiros para o espaço de memória inicialmente alocado para os dados de A:</text:p>
      <text:p text:style-name="P1"/>
      <text:p text:style-name="P15">A = [1, 2, 3, 4, 5] <text:s text:c="15"/>← 1 referência</text:p>
      <text:p text:style-name="P15">B = A</text:p>
      <text:p text:style-name="P15">C = A</text:p>
      <text:p text:style-name="P15">C = 100</text:p>
      <text:p text:style-name="P15">A = 0</text:p>
      <text:p text:style-name="P15">B = <text:span text:style-name="T1">A</text:span></text:p>
      <text:p text:style-name="P1"/>
      <text:p text:style-name="P1">b) Após qual linha seria seguro desalocar a memória utilizada pela lista que foi inicialmente alocada em A? É possível justificar essa decisão usando a contagem de referências?</text:p>
      <text:p text:style-name="P1"/>
      <text:p text:style-name="P6">c) Qual é a complexidade computacional de determinar, usando contagem de referências após uma linha executada, se é possível desalocar um espaço de memória?</text:p>
      <text:p text:style-name="P1"/>
      <text:p text:style-name="P10">Exercício 3</text:p>
      <text:p text:style-name="P13">Objetivo: entender quando o processo de contagem de referências falha</text:p>
      <text:p text:style-name="P4"/>
      <text:p text:style-name="P5">Considere o código Python abaixo e conte o número de referências aos dados de A em cada passo:</text:p>
      <text:p text:style-name="P5"/>
      <text:p text:style-name="P2">A = [1, 2, 3, 4, 5] <text:s text:c="23"/>← 1 referência</text:p>
      <text:p text:style-name="P5">A[3] = A</text:p>
      <text:p text:style-name="P5"><text:span text:style-name="T3">A</text:span> = None</text:p>
      <text:p text:style-name="P5"/>
      <text:p text:style-name="P5"><text:soft-page-break/></text:p>
      <text:p text:style-name="P5"/>
      <text:p text:style-name="P5"/>
      <text:p text:style-name="P11">Exercício 4</text:p>
      <text:p text:style-name="P14">Objetivo: entender referências circulares</text:p>
      <text:p text:style-name="P6"/>
      <text:p text:style-name="P6">Considere o código Python abaixo:</text:p>
      <text:p text:style-name="P6"/>
      <text:p text:style-name="P6">A = dict() </text:p>
      <text:p text:style-name="P6">B = dict() <text:s text:c="3"/></text:p>
      <text:p text:style-name="P6">A[“proximo”] = B</text:p>
      <text:p text:style-name="P6">B[“proximo”] = A</text:p>
      <text:p text:style-name="P6"/>
      <text:p text:style-name="P6">a) Construa um grafo mostrando as referências a A e B que existem nesse código</text:p>
      <text:p text:style-name="P6"/>
      <text:p text:style-name="P6">b) Após executar as linhas:</text:p>
      <text:p text:style-name="P6">A = None</text:p>
      <text:p text:style-name="P6">B = None</text:p>
      <text:p text:style-name="P6"/>
      <text:p text:style-name="P6">o sistema de contagem autorizaria a desalocação da memória relacionada a A e B?</text:p>
      <text:p text:style-name="P7"/>
      <text:p text:style-name="P7">c) Seria possível “descobrir” que A e B não são referenciadas se fosse possível caminhar por todas as variáveis dinâmicas do sistema, como um grafo, e determinar se A e B podem ser alcançadas à partir de alguma referência válida? Qual é a complexidade computacional dessa solução?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4:37:02.365182627</meta:creation-date>
    <dc:date>2018-04-02T15:10:06.219025855</dc:date>
    <meta:editing-duration>PT1M43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414" meta:character-count="2239" meta:non-whitespace-character-count="1824"/>
  </office:meta>
</office:document-meta>
</file>